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18088" officeooo:paragraph-rsid="00118088"/>
    </style:style>
    <style:style style:name="P3" style:family="paragraph" style:parent-style-name="Text_20_body" style:list-style-name="L1">
      <style:text-properties officeooo:rsid="001873d8" officeooo:paragraph-rsid="001873d8"/>
    </style:style>
    <style:style style:name="P4" style:family="paragraph" style:parent-style-name="Text_20_body" style:list-style-name="L1">
      <style:text-properties officeooo:rsid="0022aedd" officeooo:paragraph-rsid="0022aedd"/>
    </style:style>
    <style:style style:name="T1" style:family="text">
      <style:text-properties officeooo:rsid="0013264d"/>
    </style:style>
    <style:style style:name="T2" style:family="text">
      <style:text-properties officeooo:rsid="0014bf2a"/>
    </style:style>
    <style:style style:name="T3" style:family="text">
      <style:text-properties officeooo:rsid="001651be"/>
    </style:style>
    <style:style style:name="T4" style:family="text">
      <style:text-properties officeooo:rsid="001c5161"/>
    </style:style>
    <style:style style:name="T5" style:family="text">
      <style:text-properties officeooo:rsid="001ce0e3"/>
    </style:style>
    <style:style style:name="T6" style:family="text">
      <style:text-properties officeooo:rsid="001d4dfb"/>
    </style:style>
    <style:style style:name="T7" style:family="text">
      <style:text-properties officeooo:rsid="001eb7b4"/>
    </style:style>
    <style:style style:name="T8" style:family="text">
      <style:text-properties officeooo:rsid="0027f406"/>
    </style:style>
    <style:style style:name="T9" style:family="text">
      <style:text-properties officeooo:rsid="002ccd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15:1-6</text:h>
      <text:h text:style-name="Heading_20_2" text:outline-level="2"><text:bookmark text:name="en-GNT-31338"/>Please Others, Not Yourselves</text:h>
      <text:list xml:id="list2195541947" text:style-name="L1">
        <text:list-item>
          <text:p text:style-name="P1">We who are strong in the faith ought to help the weak to carry their burdens. We should not please ourselves. Instead, we should all please other believers for their own good, in order to build them up in the faith. For Christ did not please himself. Instead, as the scripture says, “The insults which are hurled at you have fallen on me.” Everything written in the Scriptures was written to teach us, in order that we might have hope through the patience and encouragement which the Scriptures give us. And may God, the source of patience and encouragement, enable you to have the same point of view among yourselves by following the example of Christ Jesus, so that all of you together may praise with one voice the God and Father of our Lord Jesus Christ.</text:p>
        </text:list-item>
        <text:list-item>
          <text:p text:style-name="P2">I see a message of selflessness, i.e. we should <text:span text:style-name="T1">help those who are weak to carry their burdens, </text:span><text:span text:style-name="T2">we should also work to build up each other in faith. </text:span><text:span text:style-name="T3">Christ as an example did just that, he was insulted for the sake </text:span><text:span text:style-name="T6">of our salvation</text:span><text:span text:style-name="T3">. He acted selflessly and </text:span><text:span text:style-name="T7">we as </text:span><text:span text:style-name="T3">his followers ought to do the same.</text:span></text:p>
        </text:list-item>
        <text:list-item>
          <text:p text:style-name="P3">The scripture teaches us patience and encourages us to be hopeful people. <text:span text:style-name="T4">God the source of encouragement and patience opens our eyes and aligns us so that we may live in hamorny following the example of Christ Jesus. </text:span><text:span text:style-name="T5">We then can all praise with one voice to the God and father of our Lord Jesus Christ.</text:span></text:p>
        </text:list-item>
        <text:list-item>
          <text:p text:style-name="P4">This life is not about me <text:span text:style-name="T8">alone </text:span>but it’s about us. As a whole we can praise God fully, we can encourage and help each other; we can do a lot more together. <text:span text:style-name="T9">Being selfless + the lessons of the scriptures = unity/harmony</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4T10:45:21.281626967</meta:creation-date>
    <dc:date>2021-09-06T09:19:07.219293777</dc:date>
    <meta:editing-duration>PT1H19M52S</meta:editing-duration>
    <meta:editing-cycles>16</meta:editing-cycles>
    <meta:generator>LibreOffice/6.4.7.2$Linux_X86_64 LibreOffice_project/40$Build-2</meta:generator>
    <meta:document-statistic meta:table-count="0" meta:image-count="0" meta:object-count="0" meta:page-count="1" meta:paragraph-count="6" meta:word-count="304" meta:character-count="1622" meta:non-whitespace-character-count="1328"/>
  </office:meta>
</office:document-meta>
</file>